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715in" style:rel-column-width="13429*"/>
    </style:style>
    <style:style style:name="Table1.B" style:family="table-column">
      <style:table-column-properties style:column-width="5.3215in" style:rel-column-width="52106*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urier" fo:font-size="10pt" fo:font-style="normal" fo:font-weight="normal" officeooo:rsid="0012a9ee" officeooo:paragraph-rsid="00153435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text-properties style:font-name="Courier" fo:font-size="10pt" fo:font-style="normal" fo:font-weight="normal" officeooo:rsid="00153435" officeooo:paragraph-rsid="00153435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text-properties fo:font-size="10pt" fo:font-weight="bold" officeooo:rsid="0012a9ee" officeooo:paragraph-rsid="00153435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fo:font-weight="bold" officeooo:rsid="00153435" officeooo:paragraph-rsid="00153435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fo:font-weight="normal" officeooo:rsid="0012a9ee" officeooo:paragraph-rsid="00153435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size="10pt" fo:font-style="italic" fo:font-weight="normal" officeooo:rsid="0012a9ee" officeooo:paragraph-rsid="00153435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Standard">
      <style:text-properties fo:font-size="10pt" fo:font-style="normal" fo:font-weight="normal" officeooo:rsid="0012a9ee" officeooo:paragraph-rsid="00153435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text-properties fo:font-size="10pt" fo:font-style="normal" fo:font-weight="normal" officeooo:rsid="00153435" officeooo:paragraph-rsid="00153435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text-properties style:font-name="Liberation Serif" fo:font-size="10pt" fo:font-style="normal" fo:font-weight="normal" officeooo:rsid="00199ca3" officeooo:paragraph-rsid="00199ca3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text-properties style:font-name="Liberation Serif" fo:font-size="10pt" fo:font-style="normal" fo:font-weight="normal" officeooo:rsid="001a9c46" officeooo:paragraph-rsid="001a9c46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text-properties style:font-name="Liberation Serif" fo:font-size="10pt" fo:font-style="normal" fo:font-weight="normal" officeooo:rsid="001b9f26" officeooo:paragraph-rsid="001b9f26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text-properties style:font-name="Liberation Serif" fo:font-size="10pt" fo:font-style="normal" fo:font-weight="normal" officeooo:rsid="0016792c" officeooo:paragraph-rsid="0017d0e9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text-properties style:font-name="Liberation Serif" fo:font-size="10pt" fo:font-style="normal" fo:font-weight="normal" officeooo:rsid="0016792c" officeooo:paragraph-rsid="001a9c46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text-properties style:font-name="Liberation Serif" fo:font-size="10pt" fo:font-style="normal" fo:font-weight="normal" officeooo:rsid="0017d0e9" officeooo:paragraph-rsid="001a9c46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text-properties style:font-name="Liberation Serif" fo:font-size="10pt" fo:font-style="normal" fo:font-weight="normal" officeooo:rsid="0017d0e9" officeooo:paragraph-rsid="0016792c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text-properties style:font-name="Liberation Serif" fo:font-size="10pt" fo:font-style="normal" fo:font-weight="bold" officeooo:rsid="00199ca3" officeooo:paragraph-rsid="00199ca3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Standard">
      <style:text-properties style:font-name="Liberation Serif" fo:font-size="10pt" fo:font-style="normal" fo:font-weight="bold" officeooo:rsid="001a9c46" officeooo:paragraph-rsid="001a9c46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Standard">
      <style:text-properties style:font-name="Liberation Serif" fo:font-size="10pt" fo:font-style="normal" fo:font-weight="bold" officeooo:rsid="001b9f26" officeooo:paragraph-rsid="001b9f26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Standard">
      <style:text-properties style:font-name="Liberation Serif" fo:font-size="10pt" fo:font-style="italic" fo:font-weight="normal" officeooo:rsid="00199ca3" officeooo:paragraph-rsid="00199ca3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Standard">
      <style:text-properties style:font-name="Liberation Serif" fo:font-size="10pt" fo:font-style="italic" fo:font-weight="normal" officeooo:rsid="00153435" officeooo:paragraph-rsid="0016792c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Standard">
      <style:text-properties style:font-name="Liberation Serif" fo:font-size="10pt" fo:font-style="italic" fo:font-weight="normal" officeooo:rsid="00153435" officeooo:paragraph-rsid="00153435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Standard">
      <style:text-properties style:font-name="Liberation Serif" fo:font-size="10pt" fo:font-style="italic" fo:font-weight="normal" officeooo:rsid="001a9c46" officeooo:paragraph-rsid="001a9c46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Standard">
      <style:text-properties style:font-name="Liberation Serif" fo:font-size="10pt" fo:font-style="italic" fo:font-weight="normal" officeooo:rsid="001b9f26" officeooo:paragraph-rsid="001b9f26" style:font-size-asian="10pt" style:font-style-asian="italic" style:font-weight-asian="normal" style:font-size-complex="10pt" style:font-style-complex="italic" style:font-weight-complex="normal"/>
    </style:style>
    <style:style style:name="P24" style:family="paragraph" style:parent-style-name="Standard">
      <style:text-properties style:font-name="Liberation Serif" fo:font-size="12pt" fo:font-style="normal" fo:font-weight="normal" officeooo:rsid="0017d0e9" officeooo:paragraph-rsid="001a9c46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Table_20_Contents">
      <style:text-properties style:font-name="Courier" fo:font-size="10pt" officeooo:rsid="0016792c" officeooo:paragraph-rsid="0016792c" style:font-size-asian="10pt" style:font-size-complex="10pt"/>
    </style:style>
    <style:style style:name="P26" style:family="paragraph" style:parent-style-name="Table_20_Contents">
      <style:text-properties style:font-name="Courier" fo:font-size="10pt" officeooo:rsid="0017d0e9" officeooo:paragraph-rsid="0017d0e9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Courier" fo:font-size="10pt" fo:font-weight="bold" officeooo:rsid="0016792c" officeooo:paragraph-rsid="0016792c" style:font-size-asian="10pt" style:font-weight-asian="bold" style:font-size-complex="10pt" style:font-weight-complex="bold"/>
    </style:style>
    <style:style style:name="P28" style:family="paragraph" style:parent-style-name="Standard" style:list-style-name="L1">
      <style:text-properties style:font-name="Liberation Serif" fo:font-size="10pt" fo:font-style="normal" fo:font-weight="normal" officeooo:rsid="00199ca3" officeooo:paragraph-rsid="00199ca3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0153435"/>
    </style:style>
    <style:style style:name="T2" style:family="text">
      <style:text-properties officeooo:rsid="0017d0e9"/>
    </style:style>
    <style:style style:name="T3" style:family="text">
      <style:text-properties officeooo:rsid="001a9c46"/>
    </style:style>
    <style:style style:name="T4" style:family="text">
      <style:text-properties style:font-name="Liberation Serif" fo:font-style="normal" style:font-style-asian="normal" style:font-style-complex="normal"/>
    </style:style>
    <style:style style:name="T5" style:family="text">
      <style:text-properties style:font-name="Liberation Serif" fo:font-style="normal" officeooo:rsid="001a9c46" style:font-style-asian="normal" style:font-style-complex="normal"/>
    </style:style>
    <style:style style:name="T6" style:family="text">
      <style:text-properties officeooo:rsid="001b9f26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bc118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officeooo:rsid="001e2aec"/>
    </style:style>
    <style:style style:name="T11" style:family="text">
      <style:text-properties officeooo:rsid="001fe8d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ERCÍCIOS – <text:span text:style-name="T10">MEMÕRIA VIRTUAL</text:span></text:p>
      <text:p text:style-name="P5"/>
      <text:p text:style-name="P3">Exercício 1</text:p>
      <text:p text:style-name="P6">Objetivo: <text:span text:style-name="T1">lembrar-se como variáveis e memória se relacionam</text:span></text:p>
      <text:p text:style-name="P7"/>
      <text:p text:style-name="P8">O que será impresso na tela ao fim do programa abaixo:</text:p>
      <text:p text:style-name="P1"/>
      <text:p text:style-name="P2">#include &lt;stdio.h&gt;</text:p>
      <text:p text:style-name="P2">int main() {</text:p>
      <text:p text:style-name="P2"><text:s text:c="2"/>int a = 0;</text:p>
      <text:p text:style-name="P2"><text:s text:c="2"/>int b;</text:p>
      <text:p text:style-name="P2"><text:s text:c="2"/>int *c;</text:p>
      <text:p text:style-name="P2"/>
      <text:p text:style-name="P2"><text:s text:c="2"/>a = 15;</text:p>
      <text:p text:style-name="P2"><text:s text:c="2"/>c = &amp;a;</text:p>
      <text:p text:style-name="P2"><text:s text:c="2"/>(*c) = b;</text:p>
      <text:p text:style-name="P2"><text:s text:c="2"/>c = &amp;b;</text:p>
      <text:p text:style-name="P2"><text:s text:c="2"/>(*c) = 10;</text:p>
      <text:p text:style-name="P2"><text:s text:c="2"/>printf(“%d %d %d\n”, a, b, *c);</text:p>
      <text:p text:style-name="P2"><text:s text:c="2"/>return 0;</text:p>
      <text:p text:style-name="P2">}</text:p>
      <text:p text:style-name="P5"/>
      <text:p text:style-name="P16">Exercício 2</text:p>
      <text:p text:style-name="P19">Objetivo: analisar um possível processo de administração de memória</text:p>
      <text:p text:style-name="P9"/>
      <text:p text:style-name="P9">Discuta com seu grupo a seguinte solução para um processo de administração de memória:</text:p>
      <text:list xml:id="list6780325040870754535" text:style-name="L1">
        <text:list-item>
          <text:p text:style-name="P28">O sistema de adminstração de memória recebe pedidos de acesso à memória <text:span text:style-name="T11">(feitos por um programa)</text:span> e administra esse acesso.</text:p>
        </text:list-item>
        <text:list-item>
          <text:p text:style-name="P28">Cada programa recebe um “offset” diferente. Pedidos de acesso a posições de memória receberão a adição desse “offset”, que é caracerístitico de cada programa.</text:p>
        </text:list-item>
        <text:list-item>
          <text:p text:style-name="P28">Cada programa recebe um “limite superior”. Pedidos de acesso a posições de memória acima desse “limite superior” são negados.</text:p>
        </text:list-item>
      </text:list>
      <text:p text:style-name="P9"/>
      <text:p text:style-name="P9">a) Essa proposta de administração de memória parece viável, <text:span text:style-name="T11">ou seja, parece funcionar sem adicionar novos bugs a um programa</text:span>? Por que?</text:p>
      <text:p text:style-name="P9">b) <text:span text:style-name="T3">Essa proposta de adminstração de memória é transparente para o programador (ou seja: o programador não precisa modificar seu código explicitamente para lidar com ela)? Por que?</text:span></text:p>
      <text:p text:style-name="P10">c) Essa proposta de administração de memória garante que um programa não possa acessar variáveis de outro programa? Por que?</text:p>
      <text:p text:style-name="P11"/>
      <text:p text:style-name="P9"/>
      <text:p text:style-name="P4"><text:span text:style-name="T4">Exercício </text:span><text:span text:style-name="T5">3</text:span></text:p>
      <text:p text:style-name="P20">Objetivo: entender o código assembly gerado para um programa simples <text:span text:style-name="T3">e descobrir onde reside o sistema de administração de memória</text:span></text:p>
      <text:p text:style-name="P20"/>
      <text:p text:style-name="P12">Considere o seguinte código-fonte e o respectivo código assembly, gerado pelo GCC através do comando gcc -S -<text:span text:style-name="T2">fno-asynchronous-unwind-tables, e então execute/responda:</text:span></text:p>
      <text:p text:style-name="P12"/>
      <text:p text:style-name="P13">a) <text:span text:style-name="T2">Tente ligar as linhas de código C às linhas correspondentes do código assembly</text:span></text:p>
      <text:p text:style-name="P13"/>
      <text:p text:style-name="P14">b) O compilador GCC gera código assembly nativo da arquitetura da máquina ou gera um código específico com instruções do sistema operacional?</text:p>
      <text:p text:style-name="P13"/>
      <text:p text:style-name="P10">c) Há linhas específicas no código C ou no código assembly para lidar com a administração de memória?</text:p>
      <text:p text:style-name="P10"/>
      <text:p text:style-name="P10">d) Portanto, em que “parte” do computador está o sistema de administração de memória?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7">C</text:p>
          </table:table-cell>
          <table:table-cell table:style-name="Table1.B1" office:value-type="string">
            <text:p text:style-name="P27">Assembly</text:p>
          </table:table-cell>
        </table:table-row>
        <table:table-row>
          <table:table-cell table:style-name="Table1.A2" office:value-type="string">
            <text:p text:style-name="P25">int main() {</text:p>
            <text:p text:style-name="P25"><text:s text:c="2"/>int a;</text:p>
            <text:p text:style-name="P25"><text:s text:c="2"/>int b;</text:p>
            <text:p text:style-name="P25"><text:s text:c="2"/>a = 1;</text:p>
            <text:p text:style-name="P25"><text:s text:c="2"/>b = 50;</text:p>
            <text:p text:style-name="P25"><text:s text:c="2"/>a += b;</text:p>
            <text:p text:style-name="P25"><text:s text:c="2"/>return 0;</text:p>
            <text:p text:style-name="P25">}</text:p>
          </table:table-cell>
          <table:table-cell table:style-name="Table1.B2" office:value-type="string">
            <text:p text:style-name="P26"><text:tab/>.file<text:tab/>"simple.c"</text:p>
            <text:p text:style-name="P26"><text:tab/>.text</text:p>
            <text:p text:style-name="P26"><text:tab/>.globl<text:tab/>main</text:p>
            <text:p text:style-name="P26"><text:tab/>.type<text:tab/>main, @function</text:p>
            <text:p text:style-name="P26">main:</text:p>
            <text:p text:style-name="P26"><text:tab/>pushq<text:tab/>%rbp</text:p>
            <text:p text:style-name="P26"><text:tab/>movq<text:tab/>%rsp, %rbp</text:p>
            <text:p text:style-name="P26"><text:tab/>movl<text:tab/>$1, -8(%rbp)</text:p>
            <text:p text:style-name="P26"><text:tab/>movl<text:tab/>$50, -4(%rbp)</text:p>
            <text:p text:style-name="P26"><text:tab/>movl<text:tab/>-4(%rbp), %eax</text:p>
            <text:p text:style-name="P26"><text:tab/>addl<text:tab/>%eax, -8(%rbp)</text:p>
            <text:p text:style-name="P26"><text:tab/>movl<text:tab/>$0, %eax</text:p>
            <text:p text:style-name="P26"><text:tab/>popq<text:tab/>%rbp</text:p>
            <text:p text:style-name="P26"><text:tab/>ret</text:p>
            <text:p text:style-name="P26"><text:tab/>.size<text:tab/>main, .-main</text:p>
            <text:p text:style-name="P26"><text:tab/>.ident<text:tab/>"GCC: (Ubuntu 5.4.1-2ubuntu1~16.04) 5.4.1 20160904"</text:p>
            <text:p text:style-name="P26"><text:tab/>.section<text:tab/>.note.GNU-stack,"",@progbits</text:p>
          </table:table-cell>
        </table:table-row>
      </table:table>
      <text:p text:style-name="P21"/>
      <text:p text:style-name="P15"/>
      <text:p text:style-name="P14">Mais sobre a interpretação do código assembly:</text:p>
      <text:p text:style-name="P24"><text:a xlink:type="simple" xlink:href="https://en.wikibooks.org/wiki/X86_Assembly/GAS_Syntax" text:style-name="Internet_20_link" text:visited-style-name="Visited_20_Internet_20_Link"><text:span text:style-name="T9">https://en.wikibooks.org/wiki/X86_Assembly/GAS_Syntax</text:span></text:a></text:p>
      <text:p text:style-name="P14"/>
      <text:p text:style-name="P14">Sobre <text:s/>aflag -fno-asynchronous-unwind-tables:</text:p>
      <text:p text:style-name="P24"><text:a xlink:type="simple" xlink:href="https://stackoverflow.com/questions/2529185/what-are-cfi-directives-in-gnu-assembler-gas-used-for" text:style-name="Internet_20_link" text:visited-style-name="Visited_20_Internet_20_Link"><text:span text:style-name="T9">https://stackoverflow.com/questions/2529185/what-are-cfi-directives-in-gnu-assembler-gas-used-for</text:span></text:a></text:p>
      <text:p text:style-name="P14"/>
      <text:p text:style-name="P17">Exercício 4</text:p>
      <text:p text:style-name="P22">Objetivo: entender como é possível pausar e retomar um processo</text:p>
      <text:p text:style-name="P10"/>
      <text:p text:style-name="P10">Suponha que estamos emulando um microprocessador. </text:p>
      <text:p text:style-name="P10"/>
      <text:p text:style-name="P10">a) Quais partes do microprocessador devem ser representadas na máquina para que o emulador funcione?</text:p>
      <text:p text:style-name="P10"/>
      <text:p text:style-name="P10">b) Se quisermos “pausar” o emulador, fechar o programa e depois retomar a emulação do ponto em que paramos, quais elementos precisaremos guardar para fazer o nosso snapshot válido?</text:p>
      <text:p text:style-name="P10"/>
      <text:p text:style-name="P17">Exercício 5</text:p>
      <text:p text:style-name="P22">Objetivo: entender como é possível comutar <text:span text:style-name="T6">entre </text:span>processos</text:p>
      <text:p text:style-name="P10"/>
      <text:p text:style-name="P11">a) No exercício 3, verificamos que cada programa, ou processo, executa diretamente instruções de máquina, ou seja, ele não é intermediado pelo sistema operacional. Então, como seria possível interrompê-lo para, hipoteticamente, pausá-lo? Em outras palavras, que tipo de procedimento de baixo nível (de máquina) poderia ser usado?</text:p>
      <text:p text:style-name="P11"/>
      <text:p text:style-name="P11">b) Usando o procedimento que você encontrou acima, proponha (conceitualmente: não precisa implementar!) uma maneira de pausar um processo que está executando e comutar para outro processo, que tenha sido pausado anteriormente.</text:p>
      <text:p text:style-name="P11"/>
      <text:p text:style-name="P18">Exercício 6</text:p>
      <text:p text:style-name="P23">Objetivo: entender o impacto da comutação entre processos no desempenho de uma máquina</text:p>
      <text:p text:style-name="P11"/>
      <text:p text:style-name="P11">a) A comutação entre processos tem um “custo”, chamado de <text:span text:style-name="T7">overhead. </text:span>Identifique os elementos que contribuem para esse <text:span text:style-name="T7">overhead</text:span>.</text:p>
      <text:p text:style-name="P11"/>
      <text:p text:style-name="P11">b) Em princípio, o programador do sistema operacional pode fazer com que seus processos comutem muito rapidamente ou muito lentamente. <text:span text:style-name="T8">O que acontece com o desempenho da máquina (como um todo) se os programas comutam muito rapidamente? O que acontece com a concorrência entre os processos se os programas comumtam muito lentamente? Qual desses cenários é mais próximo de o computador congelar? Qual deles é mais próximo de uma interface que demora a responder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09:56:55.416336390</meta:creation-date>
    <dc:date>2018-04-04T11:19:39.776502447</dc:date>
    <meta:editing-duration>PT1H50M46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2" meta:paragraph-count="77" meta:word-count="668" meta:character-count="4368" meta:non-whitespace-character-count="3729"/>
  </office:meta>
</office:document-meta>
</file>